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6.909cm" style:rel-column-width="26634*"/>
    </style:style>
    <style:style style:name="Table7.B" style:family="table-column">
      <style:table-column-properties style:column-width="4.424cm" style:rel-column-width="17053*"/>
    </style:style>
    <style:style style:name="Table7.C" style:family="table-column">
      <style:table-column-properties style:column-width="5.667cm" style:rel-column-width="2184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4pt" fo:font-weight="bold" officeooo:rsid="001199b5" officeooo:paragraph-rsid="001199b5" style:font-size-asian="21pt" style:font-weight-asian="bold" style:font-size-complex="24pt" style:font-weight-complex="bold"/>
    </style:style>
    <style:style style:name="P2" style:family="paragraph" style:parent-style-name="Standard">
      <style:paragraph-properties style:register-true="true"/>
      <style:text-properties fo:font-size="24pt" fo:font-weight="bold" officeooo:rsid="001b1942" officeooo:paragraph-rsid="001b1942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b1942" officeooo:paragraph-rsid="001b1942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2pt" fo:font-weight="normal" officeooo:rsid="001199b5" officeooo:paragraph-rsid="001199b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c272" officeooo:paragraph-rsid="0013c272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1879" officeooo:paragraph-rsid="0017187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6758" officeooo:paragraph-rsid="001e48e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fb18" officeooo:paragraph-rsid="0023fb1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43e30" officeooo:paragraph-rsid="00243e3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faeef" officeooo:paragraph-rsid="002faee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40b76" officeooo:paragraph-rsid="00340b7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c2f60" officeooo:paragraph-rsid="002c2f60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b1942" officeooo:paragraph-rsid="001b194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b1942" officeooo:paragraph-rsid="001cc74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cc749" officeooo:paragraph-rsid="001cc74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3c8f2" officeooo:paragraph-rsid="0023c8f2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82e14" officeooo:paragraph-rsid="00282e1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e9051" officeooo:paragraph-rsid="002e905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faeef" officeooo:paragraph-rsid="002faee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340b76" officeooo:paragraph-rsid="00340b76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3fb18" officeooo:paragraph-rsid="0023fb1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43e30" officeooo:paragraph-rsid="00243e30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3270a5" officeooo:paragraph-rsid="003270a5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faeef" officeooo:paragraph-rsid="002faee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6pt" fo:font-weight="bold" officeooo:rsid="001b1942" officeooo:paragraph-rsid="001cc749" style:font-size-asian="14pt" style:font-weight-asian="bold" style:font-size-complex="16pt" style:font-weight-complex="bold"/>
    </style:style>
    <style:style style:name="P27" style:family="paragraph" style:parent-style-name="Standard">
      <style:text-properties fo:font-size="16pt" fo:font-style="normal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text-properties fo:font-size="16pt" fo:font-style="normal" fo:font-weight="bold" officeooo:rsid="001cc749" officeooo:paragraph-rsid="00282e14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text-properties fo:font-size="16pt" fo:font-style="normal" fo:font-weight="bold" officeooo:rsid="0038a933" officeooo:paragraph-rsid="0038a933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text-properties fo:font-size="16pt" fo:font-style="normal" style:text-underline-style="none" fo:font-weight="bold" officeooo:rsid="0038a933" officeooo:paragraph-rsid="0038a933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Table_20_Contents">
      <style:text-properties fo:font-size="16pt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Table_20_Contents">
      <style:text-properties fo:font-size="16pt" officeooo:rsid="00288c60" officeooo:paragraph-rsid="00288c60" style:font-size-asian="16pt" style:font-size-complex="16pt"/>
    </style:style>
    <style:style style:name="P37" style:family="paragraph" style:parent-style-name="Table_20_Contents">
      <style:text-properties fo:font-size="16pt" officeooo:rsid="002b704a" officeooo:paragraph-rsid="002b704a" style:font-size-asian="16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fo:font-size="16pt" officeooo:rsid="002c2f60" officeooo:paragraph-rsid="002c2f60" style:font-size-asian="16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fo:font-size="16pt" officeooo:rsid="00249195" officeooo:paragraph-rsid="00249195" style:font-size-asian="14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4pt" style:font-size-complex="16pt"/>
    </style:style>
    <style:style style:name="P42" style:family="paragraph" style:parent-style-name="Standard">
      <style:text-properties officeooo:rsid="0022e39c" officeooo:paragraph-rsid="0022e39c"/>
    </style:style>
    <style:style style:name="P43" style:family="paragraph" style:parent-style-name="Standard">
      <style:text-properties fo:font-size="8pt" fo:font-style="italic" style:text-underline-style="none" fo:font-weight="normal" officeooo:rsid="0023fb18" officeooo:paragraph-rsid="0023fb18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Standard">
      <style:text-properties fo:font-size="12pt" style:text-underline-style="none" fo:font-weight="normal" officeooo:rsid="003cc8b1" officeooo:paragraph-rsid="003cc8b1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 style:list-style-name="L6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6">
      <style:text-properties fo:font-size="12pt" fo:font-style="normal" fo:font-weight="normal" officeooo:rsid="0039899b" officeooo:paragraph-rsid="0039899b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6">
      <style:text-properties fo:font-size="12pt" fo:font-style="normal" style:text-underline-style="none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weight="normal" officeooo:rsid="00268dd6" officeooo:paragraph-rsid="00268dd6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3f92ba" officeooo:paragraph-rsid="003f92ba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3f92ba" officeooo:paragraph-rsid="003f92ba" fo:background-color="#ffff00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text-properties fo:font-size="16pt" style:text-underline-style="none" fo:font-weight="bold" officeooo:rsid="001cc749" officeooo:paragraph-rsid="001cc749" style:font-size-asian="14pt" style:font-weight-asian="bold" style:font-size-complex="16pt" style:font-weight-complex="bold"/>
    </style:style>
    <style:style style:name="P52" style:family="paragraph" style:parent-style-name="Standard" style:list-style-name="L2">
      <style:text-properties fo:font-size="16pt" fo:font-style="normal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 style:list-style-name="L4">
      <style:text-properties fo:font-size="16pt" fo:font-style="normal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 style:list-style-name="L2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 style:list-style-name="L3">
      <style:text-properties fo:font-size="16pt" fo:font-style="normal" style:text-underline-style="none" fo:font-weight="bold" officeooo:rsid="00282e14" officeooo:paragraph-rsid="00282e14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 style:list-style-name="L4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57" style:family="paragraph" style:parent-style-name="Standard" style:list-style-name="L5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8a90"/>
    </style:style>
    <style:style style:name="T4" style:family="text">
      <style:text-properties style:text-underline-style="none" officeooo:rsid="00155ab8"/>
    </style:style>
    <style:style style:name="T5" style:family="text">
      <style:text-properties style:text-underline-style="none" officeooo:rsid="001a4636"/>
    </style:style>
    <style:style style:name="T6" style:family="text">
      <style:text-properties style:text-underline-style="none" officeooo:rsid="001e48e4"/>
    </style:style>
    <style:style style:name="T7" style:family="text">
      <style:text-properties style:text-underline-style="none" officeooo:rsid="00171879"/>
    </style:style>
    <style:style style:name="T8" style:family="text">
      <style:text-properties style:text-underline-style="none" officeooo:rsid="0023fb18"/>
    </style:style>
    <style:style style:name="T9" style:family="text">
      <style:text-properties style:text-underline-style="none" officeooo:rsid="001cc749"/>
    </style:style>
    <style:style style:name="T10" style:family="text">
      <style:text-properties style:text-underline-style="none" officeooo:rsid="002faeef"/>
    </style:style>
    <style:style style:name="T11" style:family="text">
      <style:text-properties style:text-underline-style="none" officeooo:rsid="003150bc"/>
    </style:style>
    <style:style style:name="T1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e48e4" style:font-size-asian="12pt" style:font-weight-asian="normal" style:font-size-complex="12pt" style:font-weight-complex="normal"/>
    </style:style>
    <style:style style:name="T14" style:family="text">
      <style:text-properties officeooo:rsid="00249195"/>
    </style:style>
    <style:style style:name="T15" style:family="text">
      <style:text-properties officeooo:rsid="00288c60"/>
    </style:style>
    <style:style style:name="T16" style:family="text">
      <style:text-properties officeooo:rsid="0028f8e1"/>
    </style:style>
    <style:style style:name="T17" style:family="text">
      <style:text-properties officeooo:rsid="0029d6e1"/>
    </style:style>
    <style:style style:name="T18" style:family="text">
      <style:text-properties officeooo:rsid="002dba07"/>
    </style:style>
    <style:style style:name="T19" style:family="text">
      <style:text-properties officeooo:rsid="002e2c6f"/>
    </style:style>
    <style:style style:name="T20" style:family="text">
      <style:text-properties officeooo:rsid="002faeef"/>
    </style:style>
    <style:style style:name="T21" style:family="text">
      <style:text-properties fo:font-style="italic" officeooo:rsid="00282e14" style:font-size-asian="12pt" style:font-style-asian="italic" style:font-style-complex="italic"/>
    </style:style>
    <style:style style:name="T22" style:family="text">
      <style:text-properties fo:font-size="24pt" style:text-underline-style="none" fo:font-weight="bold" officeooo:rsid="001b1942" style:font-size-asian="24pt" style:font-weight-asian="bold" style:font-size-complex="2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</text:p>
      <text:p text:style-name="P1"/>
      <text:p text:style-name="P4">Si intende progettare una banca-dati per gestire le prenotazioni e i tavoli di una pizzeria</text:p>
      <text:p text:style-name="P4"/>
      <text:p text:style-name="P4">Un tavolo è censito da un numero strettamente positivo di posti, da una data di prenotazione e una data avvenimento (giorno in cui si è prenotato)</text:p>
      <text:p text:style-name="P4"/>
      <text:p text:style-name="P4">Per ogni tavolo vi è <text:span text:style-name="T1">una e una sola</text:span><text:span text:style-name="T2"> prenotazione, ma una prenotazione può anche non essere associata ad alcun tavolo (asporto).</text:span></text:p>
      <text:p text:style-name="P7"><text:span text:style-name="T2">La pizzeria ha il diritto di accettare o rifiutare una prenotazione, che sia da asporto o di un tavolo, l’ultimo caso è dovuto a una mancanza di tavoli disponibili. </text:span><text:span text:style-name="T6">La prenotazione di un tavolo può essere accettata anche se questo ha un numero di posti superiore a quello richiesto dal cliente, </text:span><text:span text:style-name="T8">ma deve essere comunque ottimizzata al fine di reperire il tavolo più conveniente dal punto di vista dei posti disponibili.</text:span></text:p>
      <text:p text:style-name="P43">Es. </text:p>
      <text:p text:style-name="P43">Se sono disponibili un tavolo da 10 persone e uno da 30, ma la prenotazione è per 6 persone (non vi è un tavolo da 6 libero), allora la scelta deve ricadere su quello da 10</text:p>
      <text:p text:style-name="P8"><text:span text:style-name="T2"/></text:p>
      <text:p text:style-name="P42"><text:span text:style-name="T13">L’</text:span><text:span text:style-name="T12">accettazione o il rifiuto deve essere automatizzato nel rispetto dei criteri sopra citati.</text:span></text:p>
      <text:p text:style-name="P42"><text:span text:style-name="T12"/></text:p>
      <text:p text:style-name="P7"><text:span text:style-name="T7">La pizzeria dà la possibilità ai propri clienti di usufruire di uno storico personale, </text:span><text:span text:style-name="T2">ove è anche possibile visionare lo stato della prenotazione; </text:span><text:span text:style-name="T11">da tali informazioni possono essere omesse quelle relative al tavolo.</text:span></text:p>
      <text:p text:style-name="P4"><text:span text:style-name="T2"/></text:p>
      <text:p text:style-name="P4"><text:span text:style-name="T2">Ogni prenotazione consta di un numero positivo di pizze scelte, </text:span><text:span text:style-name="T3">le quali possono avere delle aggiunte di ingredienti (prezzo incrementato per ogni aggiunta).</text:span></text:p>
      <text:p text:style-name="P4"><text:span text:style-name="T3"/></text:p>
      <text:p text:style-name="P5"><text:span text:style-name="T3">L</text:span><text:span text:style-name="T2">a pizzeria, di per sé, propone delle pizze aventi un prezzo </text:span><text:span text:style-name="T4">fisso</text:span><text:span text:style-name="T2"> di listino.</text:span></text:p>
      <text:p text:style-name="P5"><text:span text:style-name="T2"/></text:p>
      <text:p text:style-name="P6"><text:span text:style-name="T2">Per ogni </text:span><text:span text:style-name="T5">prenotazione vi è una lista di pizze, la cui sommatoria totale dei prezzi, inclusi quelli delle aggiunte, compone il totale da pagare. </text:span></text:p>
      <text:p text:style-name="P6"><text:span text:style-name="T5"/></text:p>
      <text:p text:style-name="P21">La pizzeria offre anche un servizio di friggitoria e dà la possibilità ai propri clienti di poter ordinare anche solo un pasto di questo tipo.</text:p>
      <text:p text:style-name="P8"><text:span text:style-name="T2">Sono disponibili bevande, somministrabili </text:span><text:span text:style-name="T10">allo stesso modo de</text:span><text:span text:style-name="T2">gli alimenti di friggitoria.</text:span></text:p>
      <text:p text:style-name="P22">Alcuni alimenti di friggitoria possono essere usati anche come ingredienti.</text:p>
      <text:p text:style-name="P23">Un cliente può anche voler prendere solo delle patatine e una bevanda</text:p>
      <text:p text:style-name="P9"><text:span text:style-name="T2"/></text:p>
      <text:p text:style-name="P48"><text:span text:style-name="T2">La pizzeria si preoccupa delle allergie dei propri clienti, si chiede dunque che il form di prenotazione “protegga” il cliente da eventuali alimenti che possono arrecare danni alla sua salute</text:span><text:span text:style-name="T9">.</text:span></text:p>
      <text:p text:style-name="P48"><text:span text:style-name="T9"/></text:p>
      <text:p text:style-name="P50"><text:span text:style-name="T9">N.</text:span><text:span text:style-name="T2">B.</text:span></text:p>
      <text:p text:style-name="P49"><text:span text:style-name="T2">La data di prenotazione può essere antecedente o, al più coerente, rispetto alla data avvenimento; non può invece essere posteriore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3"><text:span text:style-name="T5">P</text:span><text:span text:style-name="T2">ROGETTAZIONE DB</text:span></text:p>
      <text:p text:style-name="P3"><text:span text:style-name="T2"/></text:p>
      <text:p text:style-name="P24">La tabella Aggiunta viene utilizzata per indicare una più generale aggiunta all’ordine, non è dunque da intendere come un semplice “ingrediente aggiunto su una pizza”.</text:p>
      <text:p text:style-name="P10"><text:span text:style-name="T22"/></text:p>
      <text:p text:style-name="P13">Poichè in una prenotazione si possono avere più pizze, anche scelte come base sulla quale porre ingredienti extra; e una base, essendo di listino – e dunque contenuta in una tabella, può essere associata a più prenotazione e addirittura più volte nella stessa, è facile congetturare che tra le entità</text:p>
      <text:p text:style-name="P14">Pizza, Prenotazione e Ingredienti vi è una relazione ternaria n-n-n.</text:p>
      <text:p text:style-name="P20">Va da sé che, essendo libero il cliente di non prendere una pizza, una bevanda o un’aggiunta non su pizza (es. Patatine fritte), le relative FK devono essere NULLABLE.</text:p>
      <text:p text:style-name="P20">Un caso vietato è ovviamente quello in cui tutti e tre sono NULL, ciò vorrebbe dire che il cliente non ha ordinato nulla, il ché è inutile da storicizzare.</text:p>
      <text:p text:style-name="P20">Poichè la pizzeria si adopera a offrire prodotti di friggitoria e bevande con esclusione di una pizza, allora in caso di ID_PIZZA a valore NULL (ovvero il cliente non ha preso nessuna pizza), ID_AGGIUNTA deve essere necessariamente NULL o un riferimento a un prodotto di friggitoria.</text:p>
      <text:p text:style-name="P11"><text:span text:style-name="T2"/></text:p>
      <text:p text:style-name="P15"><text:span text:style-name="T18">Non si considera di memorizzare una lista di ingredienti - magari a mo’ CSV – per u</text:span>na base pizza, <text:span text:style-name="T18">sia per motivi di buona pratica e sia per “aiutare” a </text:span>ometter<text:span text:style-name="T18">li</text:span> dall’eventuale menù di scelta degli ingredienti extra <text:span text:style-name="T19">(Ovviare a una ridondanza)</text:span>.</text:p>
      <text:p text:style-name="P18">Si decide dunque di instaurare una relazione n-n tra Pizza e <text:span text:style-name="T20">Aggiunta.</text:span></text:p>
      <text:p text:style-name="P19">È ovvia l’illogilità di avere una tupla avente con una pizza base e una bevanda (essendo quest’ultima considerata un’aggiunta), a tal fine mi verrà in aiuto il valore <text:span text:style-name="T21">ID_TIPO_AGGIUNTA</text:span></text:p>
      <text:p text:style-name="P15"/>
      <text:p text:style-name="P16">La prenotazione può essere di un tavolo o da asporto; nel primo caso il campo ID_TAVOLO è valorizzato e Tipo vale “0-TAVOLO”, nel secondo caso Tipo vale “1-ASPORTO” e ID_TAVOLO è NULL.</text:p>
      <text:p text:style-name="P17"><text:soft-page-break/>Data la natura strettamente binaria del tipo di prenotazione (Asporto o Tavolo), è impossibile che si presenti la necessità di aggiungere/rimuovere una qualsiasi opzione; si opta dunque di omettere una tabella ausiliaria di conversione. <text:span text:style-name="T15">(1)</text:span></text:p>
      <text:p text:style-name="P17"/>
      <text:p text:style-name="P17">La precedente considerazione non si può applicare al tipo di aggiunta di un ingrediente o a una bevanda. <text:span text:style-name="T17">(2)</text:span></text:p>
      <text:p text:style-name="P17"/>
      <text:p text:style-name="P17"/>
      <text:p text:style-name="P12"><text:span text:style-name="T2">Poichè un tavolo può essere prenotato – e dunque </text:span><text:span text:style-name="T1">non più disponibile per una certa data</text:span><text:span text:style-name="T2">, vi è uno STATO atto a descrivere tale caratteristica; è dunque condizione necessaria che esso torni a essere DISPONIBILE per il </text:span><text:span text:style-name="T1">giorno dopo alla DATA_AVVENIMENTO</text:span><text:span text:style-name="T2"> o in </text:span><text:span text:style-name="T1">caso di cancellazione dell’ordine</text:span><text:span text:style-name="T2"> da parte del cliente.</text:span></text:p>
      <text:p text:style-name="P44">Essendo dunque lo STATO del tavolo dipendente dalla DATA_AVVENIMENTO, esso non può essere definito come una colonna della tabella Tavolo, bensì deve essere “calcolato”.</text:p>
      <text:p text:style-name="P26"><text:span text:style-name="T2"/></text:p>
      <text:list text:style-name="L1">
        <text:list-header>
          <text:p text:style-name="P51"/>
        </text:list-header>
        <text:list-item>
          <text:p text:style-name="P51">Pizza</text:p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9">NOME COLONNA</text:p>
          </table:table-cell>
          <table:table-cell table:style-name="Table6.A1" office:value-type="string">
            <text:p text:style-name="P39">TIPO</text:p>
          </table:table-cell>
          <table:table-cell table:style-name="Table6.C1" office:value-type="string">
            <text:p text:style-name="P41">NOTE</text:p>
          </table:table-cell>
        </table:table-row>
        <table:table-row>
          <table:table-cell table:style-name="Table6.A2" office:value-type="string">
            <text:p text:style-name="P39">ID</text:p>
          </table:table-cell>
          <table:table-cell table:style-name="Table6.A2" office:value-type="string">
            <text:p text:style-name="P39">PK AI</text:p>
          </table:table-cell>
          <table:table-cell table:style-name="Table6.C2" office:value-type="string">
            <text:p text:style-name="P40"/>
          </table:table-cell>
        </table:table-row>
        <table:table-row>
          <table:table-cell table:style-name="Table6.A2" office:value-type="string">
            <text:p text:style-name="P39">ID_HASH</text:p>
          </table:table-cell>
          <table:table-cell table:style-name="Table6.A2" office:value-type="string">
            <text:p text:style-name="P39">VARCHAR2 UNIQUE</text:p>
          </table:table-cell>
          <table:table-cell table:style-name="Table6.C2" office:value-type="string">
            <text:p text:style-name="P40"/>
          </table:table-cell>
        </table:table-row>
        <table:table-row>
          <table:table-cell table:style-name="Table6.A2" office:value-type="string">
            <text:p text:style-name="P39">NOME</text:p>
          </table:table-cell>
          <table:table-cell table:style-name="Table6.A2" office:value-type="string">
            <text:p text:style-name="P39">VARCHAR2</text:p>
          </table:table-cell>
          <table:table-cell table:style-name="Table6.C2" office:value-type="string">
            <text:p text:style-name="P40"/>
          </table:table-cell>
        </table:table-row>
        <table:table-row>
          <table:table-cell table:style-name="Table6.A2" office:value-type="string">
            <text:p text:style-name="P39">PREZZO</text:p>
          </table:table-cell>
          <table:table-cell table:style-name="Table6.A2" office:value-type="string">
            <text:p text:style-name="P39">NUMBER(4,2)</text:p>
          </table:table-cell>
          <table:table-cell table:style-name="Table6.C2" office:value-type="string">
            <text:p text:style-name="P40"/>
          </table:table-cell>
        </table:table-row>
      </table:table>
      <text:list text:continue-numbering="true" text:style-name="L1">
        <text:list-header>
          <text:p text:style-name="P51"/>
        </text:list-header>
      </text:list>
      <text:p text:style-name="P14"><text:s/></text:p>
      <text:list text:style-name="L2">
        <text:list-header>
          <text:p text:style-name="P52"><text:span text:style-name="T2"/></text:p>
        </text:list-header>
        <text:list-item>
          <text:p text:style-name="P54">Aggiunta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9">NOME COLONNA</text:p>
          </table:table-cell>
          <table:table-cell table:style-name="Table1.A1" office:value-type="string">
            <text:p text:style-name="P39">TIPO</text:p>
          </table:table-cell>
          <table:table-cell table:style-name="Table1.C1" office:value-type="string">
            <text:p text:style-name="P41">NOTE</text:p>
          </table:table-cell>
        </table:table-row>
        <table:table-row>
          <table:table-cell table:style-name="Table1.A2" office:value-type="string">
            <text:p text:style-name="P39">ID</text:p>
          </table:table-cell>
          <table:table-cell table:style-name="Table1.A2" office:value-type="string">
            <text:p text:style-name="P39">PK AI</text:p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9">ID_HASH</text:p>
          </table:table-cell>
          <table:table-cell table:style-name="Table1.A2" office:value-type="string">
            <text:p text:style-name="P39">VARCHAR2 UNIQUE</text:p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4">NOME</text:p>
          </table:table-cell>
          <table:table-cell table:style-name="Table1.A2" office:value-type="string">
            <text:p text:style-name="P34">VARCHAR2</text:p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4">PREZZO</text:p>
          </table:table-cell>
          <table:table-cell table:style-name="Table1.A2" office:value-type="string">
            <text:p text:style-name="P34">NUMBER(4,2)</text:p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4">QUANTITÀ</text:p>
          </table:table-cell>
          <table:table-cell table:style-name="Table1.A2" office:value-type="string">
            <text:p text:style-name="P34">NUMBER(19)</text:p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4">ID_TIPO_AGGIUNTA</text:p>
          </table:table-cell>
          <table:table-cell table:style-name="Table1.A2" office:value-type="string">
            <text:p text:style-name="P34">FK</text:p>
          </table:table-cell>
          <table:table-cell table:style-name="Table1.C2" office:value-type="string">
            <text:p text:style-name="P37">Riferimento (2)</text:p>
          </table:table-cell>
        </table:table-row>
      </table:table>
      <text:p text:style-name="P31"/>
      <text:list text:style-name="L3">
        <text:list-header>
          <text:p text:style-name="P55"/>
        </text:list-header>
        <text:list-item>
          <text:p text:style-name="P55">Tipo Aggiunta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9">NOME COLONNA</text:p>
          </table:table-cell>
          <table:table-cell table:style-name="Table2.A1" office:value-type="string">
            <text:p text:style-name="P39">TIPO</text:p>
          </table:table-cell>
          <table:table-cell table:style-name="Table2.C1" office:value-type="string">
            <text:p text:style-name="P41">NOTE</text:p>
          </table:table-cell>
        </table:table-row>
        <table:table-row>
          <table:table-cell table:style-name="Table2.A2" office:value-type="string">
            <text:p text:style-name="P39">ID</text:p>
          </table:table-cell>
          <table:table-cell table:style-name="Table2.A2" office:value-type="string">
            <text:p text:style-name="P39">PK AI</text:p>
          </table:table-cell>
          <table:table-cell table:style-name="Table2.C2" office:value-type="string">
            <text:p text:style-name="P40"/>
          </table:table-cell>
        </table:table-row>
        <text:soft-page-break/>
        <table:table-row>
          <table:table-cell table:style-name="Table2.A2" office:value-type="string">
            <text:p text:style-name="P39">ID_HASH</text:p>
          </table:table-cell>
          <table:table-cell table:style-name="Table2.A2" office:value-type="string">
            <text:p text:style-name="P39">VARCHAR2 UNIQUE</text:p>
          </table:table-cell>
          <table:table-cell table:style-name="Table2.C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4">ETICHETTA</text:p>
          </table:table-cell>
          <table:table-cell table:style-name="Table2.A2" office:value-type="string">
            <text:p text:style-name="P34">VARCHAR2 UNIQUE</text:p>
          </table:table-cell>
          <table:table-cell table:style-name="Table2.C2" office:value-type="string">
            <text:p text:style-name="P35"/>
          </table:table-cell>
        </table:table-row>
      </table:table>
      <text:p text:style-name="P28"><text:span text:style-name="T2"/></text:p>
      <text:list text:style-name="L4">
        <text:list-header>
          <text:p text:style-name="P53"><text:span text:style-name="T2"/></text:p>
        </text:list-header>
        <text:list-item>
          <text:p text:style-name="P56">Prenotazion<text:span text:style-name="T14">e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9">NOME COLONNA</text:p>
          </table:table-cell>
          <table:table-cell table:style-name="Table7.A1" office:value-type="string">
            <text:p text:style-name="P39">TIPO</text:p>
          </table:table-cell>
          <table:table-cell table:style-name="Table7.C1" office:value-type="string">
            <text:p text:style-name="P41">NOTE</text:p>
          </table:table-cell>
        </table:table-row>
        <table:table-row>
          <table:table-cell table:style-name="Table7.A2" office:value-type="string">
            <text:p text:style-name="P39">ID</text:p>
          </table:table-cell>
          <table:table-cell table:style-name="Table7.A2" office:value-type="string">
            <text:p text:style-name="P39">PK AI</text:p>
          </table:table-cell>
          <table:table-cell table:style-name="Table7.C2" office:value-type="string">
            <text:p text:style-name="P40"/>
          </table:table-cell>
        </table:table-row>
        <table:table-row>
          <table:table-cell table:style-name="Table7.A2" office:value-type="string">
            <text:p text:style-name="P39">ID_HASH</text:p>
          </table:table-cell>
          <table:table-cell table:style-name="Table7.A2" office:value-type="string">
            <text:p text:style-name="P39">VARCHAR2 UNIQUE</text:p>
          </table:table-cell>
          <table:table-cell table:style-name="Table7.C2" office:value-type="string">
            <text:p text:style-name="P40"/>
          </table:table-cell>
        </table:table-row>
        <table:table-row>
          <table:table-cell table:style-name="Table7.A2" office:value-type="string">
            <text:p text:style-name="P34">NOME</text:p>
          </table:table-cell>
          <table:table-cell table:style-name="Table7.A2" office:value-type="string">
            <text:p text:style-name="P33"/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DATA_PRENOTAZIONE</text:p>
          </table:table-cell>
          <table:table-cell table:style-name="Table7.A2" office:value-type="string">
            <text:p text:style-name="P33"/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DATA_AVVENIMENTO</text:p>
          </table:table-cell>
          <table:table-cell table:style-name="Table7.A2" office:value-type="string">
            <text:p text:style-name="P33"/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STATO</text:p>
          </table:table-cell>
          <table:table-cell table:style-name="Table7.A2" office:value-type="string">
            <text:p text:style-name="P33"/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ID_TAVOLO</text:p>
          </table:table-cell>
          <table:table-cell table:style-name="Table7.A2" office:value-type="string">
            <text:p text:style-name="P33"/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NUMERO_PERSONE</text:p>
          </table:table-cell>
          <table:table-cell table:style-name="Table7.A2" office:value-type="string">
            <text:p text:style-name="P33"/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TIPO</text:p>
          </table:table-cell>
          <table:table-cell table:style-name="Table7.A2" office:value-type="string">
            <text:p text:style-name="P33"/>
          </table:table-cell>
          <table:table-cell table:style-name="Table7.C2" office:value-type="string">
            <text:p text:style-name="P36">Riferimento <text:span text:style-name="T16">(1)</text:span></text:p>
          </table:table-cell>
        </table:table-row>
      </table:table>
      <text:p text:style-name="P27"><text:span text:style-name="T2"/></text:p>
      <text:p text:style-name="P27"><text:span text:style-name="T2"/></text:p>
      <text:p text:style-name="P27"><text:span text:style-name="T2"/></text:p>
      <text:list text:style-name="L5">
        <text:list-item>
          <text:p text:style-name="P57">Tavolo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9">NOME COLONNA</text:p>
          </table:table-cell>
          <table:table-cell table:style-name="Table3.A1" office:value-type="string">
            <text:p text:style-name="P39">TIPO</text:p>
          </table:table-cell>
          <table:table-cell table:style-name="Table3.C1" office:value-type="string">
            <text:p text:style-name="P41">NOTE</text:p>
          </table:table-cell>
        </table:table-row>
        <table:table-row>
          <table:table-cell table:style-name="Table3.A2" office:value-type="string">
            <text:p text:style-name="P39">ID</text:p>
          </table:table-cell>
          <table:table-cell table:style-name="Table3.A2" office:value-type="string">
            <text:p text:style-name="P39">PK AI</text:p>
          </table:table-cell>
          <table:table-cell table:style-name="Table3.C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9">ID_HASH</text:p>
          </table:table-cell>
          <table:table-cell table:style-name="Table3.A2" office:value-type="string">
            <text:p text:style-name="P39">VARCHAR2 UNIQUE</text:p>
          </table:table-cell>
          <table:table-cell table:style-name="Table3.C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8">NUMERO_PERSONE</text:p>
          </table:table-cell>
          <table:table-cell table:style-name="Table3.A2" office:value-type="string">
            <text:p text:style-name="P38">NUMBER(19)</text:p>
          </table:table-cell>
          <table:table-cell table:style-name="Table3.C2" office:value-type="string">
            <text:p text:style-name="P35"/>
          </table:table-cell>
        </table:table-row>
      </table:table>
      <text:p text:style-name="P30"/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oft-page-break/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32">Schema Logico</text:p>
      <text:p text:style-name="P29"><text:span text:style-name="T2"/></text:p>
      <text:p text:style-name="P25"><text:span text:style-name="T2"/></text:p>
      <text:list text:style-name="L6">
        <text:list-item>
          <text:p text:style-name="P45"><text:span text:style-name="T2">Allergene (</text:span><text:span text:style-name="T1">ID</text:span><text:span text:style-name="T2">, ID_HASH, Etichetta)</text:span></text:p>
        </text:list-item>
        <text:list-item>
          <text:p text:style-name="P45"><text:span text:style-name="T2">Tipo Aggiunta (</text:span><text:span text:style-name="T1">ID</text:span><text:span text:style-name="T2">, ID_HASH, Etichetta)</text:span></text:p>
        </text:list-item>
        <text:list-item>
          <text:p text:style-name="P45"><text:span text:style-name="T2">Aggiunta (</text:span><text:span text:style-name="T1">ID</text:span><text:span text:style-name="T2">, ID_HASH, Nome, Prezzo, Quantità, </text:span><text:span text:style-name="T1">Tipo Aggiunta</text:span><text:span text:style-name="T2">)</text:span></text:p>
        </text:list-item>
        <text:list-item>
          <text:p text:style-name="P45"><text:span text:style-name="T2">Aggiunta Allergene (</text:span><text:span text:style-name="T1">ID</text:span><text:span text:style-name="T2">, </text:span><text:span text:style-name="T1">Aggiunta</text:span><text:span text:style-name="T2">, </text:span><text:span text:style-name="T1">Allergene</text:span><text:span text:style-name="T2">)</text:span></text:p>
        </text:list-item>
        <text:list-item>
          <text:p text:style-name="P45"><text:span text:style-name="T2">Pizza (</text:span><text:span text:style-name="T1">ID</text:span><text:span text:style-name="T2">, ID_HASH, Nome, Prezzo)</text:span></text:p>
        </text:list-item>
        <text:list-item>
          <text:p text:style-name="P45"><text:span text:style-name="T2">Pizza Aggiunta (</text:span><text:span text:style-name="T1">ID</text:span><text:span text:style-name="T2">, </text:span><text:span text:style-name="T1">Pizza</text:span><text:span text:style-name="T2">, </text:span><text:span text:style-name="T1">Aggiunta</text:span><text:span text:style-name="T2">)</text:span></text:p>
        </text:list-item>
        <text:list-item>
          <text:p text:style-name="P47">Tavolo (<text:span text:style-name="T1">ID</text:span>, ID_HASH, Posti)</text:p>
        </text:list-item>
        <text:list-item>
          <text:p text:style-name="P45"><text:span text:style-name="T2">Prenotazione (</text:span><text:span text:style-name="T1">ID</text:span><text:span text:style-name="T2">, ID_HASH, Nome, Data Prenotazione, Data Avvenimento, Stato, Numero Persone, Tipo, </text:span><text:span text:style-name="T1">Tavolo</text:span><text:span text:style-name="T2">)</text:span></text:p>
        </text:list-item>
        <text:list-item>
          <text:p text:style-name="P46"><text:span text:style-name="T9">P</text:span><text:span text:style-name="T2">renotazione Pizza Aggiunta (ID, </text:span><text:span text:style-name="T1">Prenotazione</text:span><text:span text:style-name="T2">, </text:span><text:span text:style-name="T1">Pizza</text:span><text:span text:style-name="T2">, </text:span><text:span text:style-name="T1">Aggiunta</text:span><text:span text:style-name="T2">)</text:span></text:p>
        </text:list-item>
      </text:list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oft-page-break/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6:49:06.596251008</meta:creation-date>
    <dc:date>2024-11-23T12:58:23.847737737</dc:date>
    <meta:editing-duration>PT4H2M20S</meta:editing-duration>
    <meta:editing-cycles>41</meta:editing-cycles>
    <meta:generator>LibreOffice/24.2.2.2$Linux_X86_64 LibreOffice_project/d56cc158d8a96260b836f100ef4b4ef25d6f1a01</meta:generator>
    <meta:document-statistic meta:table-count="5" meta:image-count="0" meta:object-count="0" meta:page-count="6" meta:paragraph-count="115" meta:word-count="981" meta:character-count="6024" meta:non-whitespace-character-count="5165"/>
  </office:meta>
</office:document-meta>
</file>